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6920a" officeooo:paragraph-rsid="0016920a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normal" officeooo:rsid="0016920a" officeooo:paragraph-rsid="0016920a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16920a" officeooo:paragraph-rsid="0016920a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6920a" officeooo:paragraph-rsid="0016920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87ac6" officeooo:paragraph-rsid="00187ac6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officeooo:rsid="0016920a" officeooo:paragraph-rsid="0016920a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6920a" officeooo:paragraph-rsid="0016920a" style:font-weight-asian="normal" style:font-weight-complex="normal"/>
    </style:style>
    <style:style style:name="T1" style:family="text">
      <style:text-properties officeooo:rsid="00187ac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sukiyomi </meta:initial-creator>
    <meta:creation-date>2015-02-21T02:00:41.393440135</meta:creation-date>
    <dc:date>2015-02-24T12:09:53.434378411</dc:date>
    <dc:creator>Tsukiyomi </dc:creator>
    <meta:editing-duration>PT9M35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